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Design Report Project 1</text:p>
      <text:p text:style-name="Standard"/>
      <text:p text:style-name="Standard">Our program is all run through our base module Base.py. Through this user and password data is established and a selection of task is preformed. Each major task required of us was then sectioned off into a separate module, P1,P2,P3,P4, and P5. These correspond directly with the problems of the assignment.</text:p>
      <text:p text:style-name="Standard"/>
      <text:p text:style-name="Standard">P1. Deals with Registering a new vehicle. Also has sub classes to handle searching if vehicle is already registered or if a person exists in the database.</text:p>
      <text:p text:style-name="Standard">P2.</text:p>
      <text:p text:style-name="Standard">P3.</text:p>
      <text:p text:style-name="Standard">P4.</text:p>
      <text:p text:style-name="Standard">P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Carroll</meta:initial-creator>
    <meta:creation-date>2015-03-25T18:15:44</meta:creation-date>
    <dc:date>2015-03-25T18:23:10</dc:date>
    <dc:creator>Nicholas Carroll</dc:creator>
    <meta:editing-duration>P0D</meta:editing-duration>
    <meta:editing-cycles>1</meta:editing-cycles>
    <meta:document-statistic meta:table-count="0" meta:image-count="0" meta:object-count="0" meta:page-count="1" meta:paragraph-count="7" meta:word-count="86" meta:character-count="500" meta:non-whitespace-character-count="416"/>
    <meta:generator>LibreOffice/3.5$Linux_X86_64 LibreOffice_project/350m1$Build-2</meta:generator>
  </office:meta>
</office:document-meta>
</file>